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FreeMono" svg:font-family="FreeMono" style:font-family-generic="modern" style:font-pitch="fixed"/>
    <style:font-face style:name="Meera" svg:font-family="Mee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066cm" fo:margin-left="0cm" fo:margin-right="-0.065cm" table:align="margins"/>
    </style:style>
    <style:style style:name="Tabella1.A" style:family="table-column">
      <style:table-column-properties style:column-width="3.81cm" style:rel-column-width="2160*"/>
    </style:style>
    <style:style style:name="Tabella1.B" style:family="table-column">
      <style:table-column-properties style:column-width="2.752cm" style:rel-column-width="1560*"/>
    </style:style>
    <style:style style:name="Tabella1.C" style:family="table-column">
      <style:table-column-properties style:column-width="10.504cm" style:rel-column-width="5955*"/>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2" style:family="table">
      <style:table-properties style:width="17.013cm" fo:margin-left="0cm" fo:margin-right="-0.012cm" table:align="margins"/>
    </style:style>
    <style:style style:name="Tabella2.A" style:family="table-column">
      <style:table-column-properties style:column-width="3.334cm" style:rel-column-width="12842*"/>
    </style:style>
    <style:style style:name="Tabella2.B" style:family="table-column">
      <style:table-column-properties style:column-width="4.048cm" style:rel-column-width="15593*"/>
    </style:style>
    <style:style style:name="Tabella2.C" style:family="table-column">
      <style:table-column-properties style:column-width="9.631cm" style:rel-column-width="37100*"/>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7.013cm" fo:margin-left="0cm" fo:margin-right="-0.012cm" table:align="margins"/>
    </style:style>
    <style:style style:name="Tabella3.A" style:family="table-column">
      <style:table-column-properties style:column-width="4.392cm" style:rel-column-width="16918*"/>
    </style:style>
    <style:style style:name="Tabella3.B" style:family="table-column">
      <style:table-column-properties style:column-width="3.678cm" style:rel-column-width="14166*"/>
    </style:style>
    <style:style style:name="Tabella3.C" style:family="table-column">
      <style:table-column-properties style:column-width="8.943cm" style:rel-column-width="34451*"/>
    </style:style>
    <style:style style:name="Tabella3.A1" style:family="table-cell">
      <style:table-cell-properties fo:padding="0.097cm" fo:border-left="0.002cm solid #000000" fo:border-right="none" fo:border-top="0.002cm solid #000000" fo:border-bottom="0.002cm solid #000000"/>
    </style:style>
    <style:style style:name="Tabella3.C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6" style:family="table">
      <style:table-properties style:width="17.013cm" fo:margin-left="0cm" fo:margin-right="-0.012cm" table:align="margins"/>
    </style:style>
    <style:style style:name="Tabella6.A" style:family="table-column">
      <style:table-column-properties style:column-width="4.392cm" style:rel-column-width="16918*"/>
    </style:style>
    <style:style style:name="Tabella6.B" style:family="table-column">
      <style:table-column-properties style:column-width="3.678cm" style:rel-column-width="14166*"/>
    </style:style>
    <style:style style:name="Tabella6.C" style:family="table-column">
      <style:table-column-properties style:column-width="8.943cm" style:rel-column-width="34451*"/>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4" style:family="table">
      <style:table-properties style:width="17.013cm" fo:margin-left="0cm" fo:margin-right="-0.012cm" table:align="margins"/>
    </style:style>
    <style:style style:name="Tabella4.A" style:family="table-column">
      <style:table-column-properties style:column-width="3.36cm" style:rel-column-width="12943*"/>
    </style:style>
    <style:style style:name="Tabella4.B" style:family="table-column">
      <style:table-column-properties style:column-width="3.545cm" style:rel-column-width="13657*"/>
    </style:style>
    <style:style style:name="Tabella4.C" style:family="table-column">
      <style:table-column-properties style:column-width="10.107cm" style:rel-column-width="38935*"/>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7.013cm" fo:margin-left="0cm" fo:margin-right="-0.012cm" table:align="margins"/>
    </style:style>
    <style:style style:name="Tabella5.A" style:family="table-column">
      <style:table-column-properties style:column-width="4.075cm" style:rel-column-width="15695*"/>
    </style:style>
    <style:style style:name="Tabella5.B" style:family="table-column">
      <style:table-column-properties style:column-width="3.281cm" style:rel-column-width="12638*"/>
    </style:style>
    <style:style style:name="Tabella5.C" style:family="table-column">
      <style:table-column-properties style:column-width="9.657cm" style:rel-column-width="37202*"/>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7" style:family="table">
      <style:table-properties style:width="17.013cm" fo:margin-left="0cm" fo:margin-right="-0.012cm" table:align="margins"/>
    </style:style>
    <style:style style:name="Tabella7.A" style:family="table-column">
      <style:table-column-properties style:column-width="4.392cm" style:rel-column-width="16918*"/>
    </style:style>
    <style:style style:name="Tabella7.B" style:family="table-column">
      <style:table-column-properties style:column-width="3.678cm" style:rel-column-width="14166*"/>
    </style:style>
    <style:style style:name="Tabella7.C" style:family="table-column">
      <style:table-column-properties style:column-width="8.943cm" style:rel-column-width="34451*"/>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eera" officeooo:paragraph-rsid="001de810"/>
    </style:style>
    <style:style style:name="P2" style:family="paragraph" style:parent-style-name="Standard">
      <style:text-properties style:font-name="Meera" officeooo:paragraph-rsid="001f8630"/>
    </style:style>
    <style:style style:name="P3" style:family="paragraph" style:parent-style-name="Standard">
      <style:text-properties style:font-name="Meera" fo:font-weight="bold" officeooo:paragraph-rsid="0024c934" style:font-weight-asian="bold" style:font-weight-complex="bold"/>
    </style:style>
    <style:style style:name="P4" style:family="paragraph" style:parent-style-name="Standard">
      <style:text-properties style:font-name="Meera" officeooo:paragraph-rsid="0023be53"/>
    </style:style>
    <style:style style:name="P5" style:family="paragraph" style:parent-style-name="Standard">
      <style:text-properties style:font-name="Meera" officeooo:paragraph-rsid="0024a086"/>
    </style:style>
    <style:style style:name="P6" style:family="paragraph" style:parent-style-name="Standard">
      <style:text-properties style:font-name="Meera" officeooo:rsid="0023be53" officeooo:paragraph-rsid="002c664c"/>
    </style:style>
    <style:style style:name="P7" style:family="paragraph" style:parent-style-name="Standard">
      <style:text-properties style:font-name="Meera" officeooo:rsid="0023be53" officeooo:paragraph-rsid="002d7d44"/>
    </style:style>
    <style:style style:name="P8" style:family="paragraph" style:parent-style-name="Standard">
      <style:text-properties style:font-name="Meera" officeooo:rsid="0023be53" officeooo:paragraph-rsid="002f2efb"/>
    </style:style>
    <style:style style:name="P9" style:family="paragraph" style:parent-style-name="Standard">
      <style:text-properties style:font-name="Meera" officeooo:rsid="0023be53" officeooo:paragraph-rsid="00316034"/>
    </style:style>
    <style:style style:name="P10" style:family="paragraph" style:parent-style-name="Standard">
      <style:text-properties style:font-name="Meera" officeooo:paragraph-rsid="002f2efb"/>
    </style:style>
    <style:style style:name="P11" style:family="paragraph" style:parent-style-name="Standard">
      <style:text-properties style:font-name="Courier 10 Pitch" fo:font-size="9pt" fo:font-style="italic" officeooo:rsid="002ab2c2" officeooo:paragraph-rsid="002ab2c2" style:font-size-asian="9pt" style:font-style-asian="italic" style:font-size-complex="9pt" style:font-style-complex="italic"/>
    </style:style>
    <style:style style:name="P12" style:family="paragraph" style:parent-style-name="Table_20_Contents">
      <style:text-properties style:font-name="Meera"/>
    </style:style>
    <style:style style:name="P13" style:family="paragraph" style:parent-style-name="Table_20_Contents">
      <style:text-properties style:font-name="Meera" officeooo:paragraph-rsid="00201a8d"/>
    </style:style>
    <style:style style:name="P14" style:family="paragraph" style:parent-style-name="Table_20_Contents">
      <style:text-properties style:font-name="Meera" fo:font-weight="bold" style:font-weight-asian="bold" style:font-weight-complex="bold"/>
    </style:style>
    <style:style style:name="P15" style:family="paragraph" style:parent-style-name="Table_20_Contents">
      <style:text-properties style:font-name="Meera" fo:font-weight="bold" officeooo:paragraph-rsid="0024c934" style:font-weight-asian="bold" style:font-weight-complex="bold"/>
    </style:style>
    <style:style style:name="P16" style:family="paragraph" style:parent-style-name="Table_20_Contents">
      <style:text-properties style:font-name="Meera" officeooo:paragraph-rsid="00276890"/>
    </style:style>
    <style:style style:name="P17" style:family="paragraph" style:parent-style-name="Table_20_Contents">
      <style:text-properties style:font-name="Meera" officeooo:paragraph-rsid="003001f2"/>
    </style:style>
    <style:style style:name="P18" style:family="paragraph" style:parent-style-name="Table_20_Contents">
      <style:text-properties style:font-name="Meera" officeooo:paragraph-rsid="0031bb39"/>
    </style:style>
    <style:style style:name="P19" style:family="paragraph" style:parent-style-name="Table_20_Contents">
      <style:text-properties style:font-name="Meera" fo:font-weight="bold" officeooo:rsid="001f8630" officeooo:paragraph-rsid="001f8630" style:font-weight-asian="bold" style:font-weight-complex="bold"/>
    </style:style>
    <style:style style:name="P20" style:family="paragraph" style:parent-style-name="Table_20_Contents">
      <style:text-properties style:font-name="Meera" fo:font-weight="bold" officeooo:rsid="0024c934" officeooo:paragraph-rsid="0024c934" style:font-weight-asian="bold" style:font-weight-complex="bold"/>
    </style:style>
    <style:style style:name="P21" style:family="paragraph" style:parent-style-name="Table_20_Contents">
      <style:text-properties style:font-name="Meera" fo:font-weight="bold" officeooo:rsid="00259686" officeooo:paragraph-rsid="00259686" style:font-weight-asian="bold" style:font-weight-complex="bold"/>
    </style:style>
    <style:style style:name="P22" style:family="paragraph" style:parent-style-name="Table_20_Contents">
      <style:text-properties style:font-name="Meera" fo:font-weight="bold" officeooo:rsid="00259686" officeooo:paragraph-rsid="0038517c" style:font-weight-asian="bold" style:font-weight-complex="bold"/>
    </style:style>
    <style:style style:name="P23" style:family="paragraph" style:parent-style-name="Table_20_Contents">
      <style:text-properties style:font-name="Meera" fo:font-weight="bold" officeooo:rsid="00276890" officeooo:paragraph-rsid="00276890" style:font-weight-asian="bold" style:font-weight-complex="bold"/>
    </style:style>
    <style:style style:name="P24" style:family="paragraph" style:parent-style-name="Table_20_Contents">
      <style:text-properties style:font-name="Meera" fo:font-weight="bold" officeooo:rsid="0028fa38" officeooo:paragraph-rsid="0028fa38" style:font-weight-asian="bold" style:font-weight-complex="bold"/>
    </style:style>
    <style:style style:name="P25" style:family="paragraph" style:parent-style-name="Table_20_Contents">
      <style:text-properties style:font-name="Meera" fo:font-weight="bold" officeooo:rsid="00316034" officeooo:paragraph-rsid="00316034" style:font-weight-asian="bold" style:font-weight-complex="bold"/>
    </style:style>
    <style:style style:name="P26" style:family="paragraph" style:parent-style-name="Table_20_Contents">
      <style:text-properties style:font-name="Meera" fo:font-weight="bold" officeooo:rsid="00316034" officeooo:paragraph-rsid="0031bb39" style:font-weight-asian="bold" style:font-weight-complex="bold"/>
    </style:style>
    <style:style style:name="P27" style:family="paragraph" style:parent-style-name="Table_20_Contents">
      <style:text-properties style:font-name="Meera" fo:font-weight="bold" officeooo:rsid="002f2efb" officeooo:paragraph-rsid="002f2efb" style:font-weight-asian="bold" style:font-weight-complex="bold"/>
    </style:style>
    <style:style style:name="P28" style:family="paragraph" style:parent-style-name="Table_20_Contents">
      <style:text-properties style:font-name="Meera" fo:font-weight="bold" officeooo:rsid="003001f2" officeooo:paragraph-rsid="003001f2" style:font-weight-asian="bold" style:font-weight-complex="bold"/>
    </style:style>
    <style:style style:name="P29" style:family="paragraph" style:parent-style-name="Table_20_Contents">
      <style:text-properties style:font-name="Meera" fo:font-weight="bold" officeooo:rsid="0032c26b" officeooo:paragraph-rsid="0032c26b" style:font-weight-asian="bold" style:font-weight-complex="bold"/>
    </style:style>
    <style:style style:name="P30" style:family="paragraph" style:parent-style-name="Table_20_Contents">
      <style:text-properties style:font-name="Meera" fo:font-weight="bold" officeooo:paragraph-rsid="00365e17" style:font-weight-asian="bold" style:font-weight-complex="bold"/>
    </style:style>
    <style:style style:name="P31" style:family="paragraph" style:parent-style-name="Table_20_Contents">
      <style:text-properties style:font-name="Meera" fo:font-weight="bold" officeooo:paragraph-rsid="0038517c" style:font-weight-asian="bold" style:font-weight-complex="bold"/>
    </style:style>
    <style:style style:name="P32" style:family="paragraph" style:parent-style-name="Table_20_Contents">
      <style:text-properties style:font-name="Meera" fo:font-weight="bold" officeooo:paragraph-rsid="003a03fa" style:font-weight-asian="bold" style:font-weight-complex="bold"/>
    </style:style>
    <style:style style:name="P33" style:family="paragraph" style:parent-style-name="Table_20_Contents">
      <style:text-properties style:font-name="Meera" officeooo:rsid="001f8630" officeooo:paragraph-rsid="001f8630"/>
    </style:style>
    <style:style style:name="P34" style:family="paragraph" style:parent-style-name="Table_20_Contents">
      <style:text-properties style:font-name="Meera" officeooo:rsid="00201a8d" officeooo:paragraph-rsid="00201a8d"/>
    </style:style>
    <style:style style:name="P35" style:family="paragraph" style:parent-style-name="Table_20_Contents">
      <style:text-properties style:font-name="Meera" officeooo:rsid="0024c934" officeooo:paragraph-rsid="0024c934"/>
    </style:style>
    <style:style style:name="P36" style:family="paragraph" style:parent-style-name="Table_20_Contents">
      <style:text-properties style:font-name="Meera" officeooo:rsid="00259686" officeooo:paragraph-rsid="00259686"/>
    </style:style>
    <style:style style:name="P37" style:family="paragraph" style:parent-style-name="Table_20_Contents">
      <style:text-properties style:font-name="Meera" officeooo:rsid="00276890" officeooo:paragraph-rsid="00276890"/>
    </style:style>
    <style:style style:name="P38" style:family="paragraph" style:parent-style-name="Table_20_Contents">
      <style:text-properties style:font-name="Meera" officeooo:rsid="00276890" officeooo:paragraph-rsid="0031bb39"/>
    </style:style>
    <style:style style:name="P39" style:family="paragraph" style:parent-style-name="Table_20_Contents">
      <style:text-properties style:font-name="Meera" officeooo:rsid="00316034" officeooo:paragraph-rsid="00316034"/>
    </style:style>
    <style:style style:name="P40" style:family="paragraph" style:parent-style-name="Table_20_Contents">
      <style:text-properties style:font-name="Meera" officeooo:rsid="00316034" officeooo:paragraph-rsid="0031bb39"/>
    </style:style>
    <style:style style:name="P41" style:family="paragraph" style:parent-style-name="Table_20_Contents">
      <style:text-properties style:font-name="Meera" officeooo:rsid="0028fa38" officeooo:paragraph-rsid="0028fa38"/>
    </style:style>
    <style:style style:name="P42" style:family="paragraph" style:parent-style-name="Table_20_Contents">
      <style:text-properties style:font-name="Meera" officeooo:rsid="0031bb39" officeooo:paragraph-rsid="0031bb39"/>
    </style:style>
    <style:style style:name="P43" style:family="paragraph" style:parent-style-name="Table_20_Contents">
      <style:text-properties style:font-name="Meera" officeooo:rsid="002f2efb" officeooo:paragraph-rsid="002f2efb"/>
    </style:style>
    <style:style style:name="P44" style:family="paragraph" style:parent-style-name="Table_20_Contents">
      <style:text-properties style:font-name="Meera" officeooo:rsid="003001f2" officeooo:paragraph-rsid="003001f2"/>
    </style:style>
    <style:style style:name="P45" style:family="paragraph" style:parent-style-name="Table_20_Contents">
      <style:text-properties style:font-name="Meera" fo:font-style="italic" officeooo:rsid="00201a8d" officeooo:paragraph-rsid="00201a8d" style:font-style-asian="italic" style:font-style-complex="italic"/>
    </style:style>
    <style:style style:name="P46" style:family="paragraph" style:parent-style-name="Table_20_Contents">
      <style:text-properties style:font-name="Meera" fo:font-style="italic" officeooo:paragraph-rsid="003b4c0e" style:font-style-asian="italic" style:font-style-complex="italic"/>
    </style:style>
    <style:style style:name="P47" style:family="paragraph" style:parent-style-name="Table_20_Contents">
      <style:text-properties style:font-name="Meera" officeooo:paragraph-rsid="0038517c"/>
    </style:style>
    <style:style style:name="P48" style:family="paragraph" style:parent-style-name="Table_20_Contents">
      <style:text-properties style:font-name="Meera" officeooo:paragraph-rsid="0038b835"/>
    </style:style>
    <style:style style:name="P49" style:family="paragraph" style:parent-style-name="Table_20_Contents">
      <style:text-properties style:font-name="Meera" officeooo:paragraph-rsid="0032c26b"/>
    </style:style>
    <style:style style:name="P50" style:family="paragraph" style:parent-style-name="Standard">
      <style:paragraph-properties fo:text-align="center" style:justify-single-word="false"/>
      <style:text-properties style:font-name="FreeMono" fo:font-weight="bold" officeooo:rsid="001de810" officeooo:paragraph-rsid="001de810" style:font-weight-asian="bold" style:font-weight-complex="bold"/>
    </style:style>
    <style:style style:name="P51" style:family="paragraph" style:parent-style-name="Standard">
      <style:text-properties style:font-name="Meera" officeooo:rsid="001de810" officeooo:paragraph-rsid="001de810"/>
    </style:style>
    <style:style style:name="P52" style:family="paragraph" style:parent-style-name="Standard">
      <style:text-properties style:font-name="Meera" officeooo:rsid="001f8630" officeooo:paragraph-rsid="001f8630"/>
    </style:style>
    <style:style style:name="P53" style:family="paragraph" style:parent-style-name="Standard">
      <style:text-properties style:font-name="Meera" officeooo:rsid="001f8630" officeooo:paragraph-rsid="002f2efb"/>
    </style:style>
    <style:style style:name="P54" style:family="paragraph" style:parent-style-name="Standard">
      <style:text-properties style:font-name="Meera" fo:font-weight="bold" officeooo:rsid="001f8630" officeooo:paragraph-rsid="001f8630" style:font-weight-asian="bold" style:font-weight-complex="bold"/>
    </style:style>
    <style:style style:name="P55" style:family="paragraph" style:parent-style-name="Standard">
      <style:text-properties style:font-name="Meera" fo:font-weight="normal" officeooo:rsid="001de810" officeooo:paragraph-rsid="00201a8d" style:font-weight-asian="normal" style:font-weight-complex="normal"/>
    </style:style>
    <style:style style:name="P56" style:family="paragraph" style:parent-style-name="Standard">
      <style:text-properties style:font-name="Meera" fo:font-weight="normal" officeooo:rsid="0024a086" officeooo:paragraph-rsid="00276890" style:font-weight-asian="normal" style:font-weight-complex="normal"/>
    </style:style>
    <style:style style:name="P57" style:family="paragraph" style:parent-style-name="Standard">
      <style:text-properties style:font-name="Meera" officeooo:rsid="0020f14e" officeooo:paragraph-rsid="0020f14e"/>
    </style:style>
    <style:style style:name="P58" style:family="paragraph" style:parent-style-name="Standard">
      <style:text-properties style:font-name="Meera" style:text-underline-style="solid" style:text-underline-width="auto" style:text-underline-color="font-color" fo:font-weight="bold" officeooo:rsid="0020f14e" officeooo:paragraph-rsid="00365e17" style:font-weight-asian="bold" style:font-weight-complex="bold"/>
    </style:style>
    <style:style style:name="P59" style:family="paragraph" style:parent-style-name="Standard">
      <style:text-properties style:font-name="Meera" style:text-underline-style="solid" style:text-underline-width="auto" style:text-underline-color="font-color" fo:font-weight="bold" officeooo:rsid="00316034" officeooo:paragraph-rsid="00316034" style:font-weight-asian="bold" style:font-weight-complex="bold"/>
    </style:style>
    <style:style style:name="P60" style:family="paragraph" style:parent-style-name="Standard">
      <style:text-properties style:font-name="Meera" officeooo:rsid="0023be53" officeooo:paragraph-rsid="0023be53"/>
    </style:style>
    <style:style style:name="P61" style:family="paragraph" style:parent-style-name="Standard">
      <style:text-properties style:font-name="Meera" officeooo:rsid="0024a086" officeooo:paragraph-rsid="0024a086"/>
    </style:style>
    <style:style style:name="P62" style:family="paragraph" style:parent-style-name="Standard">
      <style:text-properties style:font-name="Meera" officeooo:rsid="002c664c" officeooo:paragraph-rsid="002c664c"/>
    </style:style>
    <style:style style:name="P63" style:family="paragraph" style:parent-style-name="Standard">
      <style:text-properties style:font-name="Meera" officeooo:rsid="002d7d44" officeooo:paragraph-rsid="002d7d44"/>
    </style:style>
    <style:style style:name="P64" style:family="paragraph" style:parent-style-name="Standard">
      <style:text-properties style:font-name="Meera" officeooo:rsid="002d7d44" officeooo:paragraph-rsid="003001f2"/>
    </style:style>
    <style:style style:name="P65" style:family="paragraph" style:parent-style-name="Standard">
      <style:text-properties style:font-name="Meera" officeooo:rsid="003001f2" officeooo:paragraph-rsid="0031bb39"/>
    </style:style>
    <style:style style:name="P66" style:family="paragraph" style:parent-style-name="Standard">
      <style:text-properties style:font-name="Meera" officeooo:rsid="00316034" officeooo:paragraph-rsid="00316034"/>
    </style:style>
    <style:style style:name="P67" style:family="paragraph" style:parent-style-name="Standard">
      <style:text-properties style:font-name="Meera" style:text-underline-style="none" fo:font-weight="normal" officeooo:rsid="003326bb" officeooo:paragraph-rsid="003326bb" style:font-weight-asian="normal" style:font-weight-complex="normal"/>
    </style:style>
    <style:style style:name="P68" style:family="paragraph" style:parent-style-name="Standard">
      <style:text-properties style:font-name="Meera" style:text-underline-style="none" fo:font-weight="normal" officeooo:rsid="00346d99" officeooo:paragraph-rsid="00346d99" style:font-weight-asian="normal" style:font-weight-complex="normal"/>
    </style:style>
    <style:style style:name="P69" style:family="paragraph" style:parent-style-name="Standard">
      <style:text-properties style:font-name="Meera" style:text-underline-style="none" fo:font-weight="normal" officeooo:rsid="0035e7b9" officeooo:paragraph-rsid="0035e7b9" style:font-weight-asian="normal" style:font-weight-complex="normal"/>
    </style:style>
    <style:style style:name="P70" style:family="paragraph" style:parent-style-name="Standard">
      <style:text-properties style:font-name="Meera" fo:font-size="9pt" officeooo:rsid="0020f14e" officeooo:paragraph-rsid="0020f14e" style:font-size-asian="9pt" style:font-size-complex="9pt"/>
    </style:style>
    <style:style style:name="P71" style:family="paragraph" style:parent-style-name="Standard">
      <style:text-properties style:font-name="Meera" fo:font-size="9pt" officeooo:rsid="0023be53" officeooo:paragraph-rsid="0023be53" style:font-size-asian="9pt" style:font-size-complex="9pt"/>
    </style:style>
    <style:style style:name="P72" style:family="paragraph" style:parent-style-name="Standard">
      <style:paragraph-properties fo:text-align="center" style:justify-single-word="false"/>
      <style:text-properties style:font-name="Courier 10 Pitch" fo:font-size="9pt" fo:font-style="italic" style:text-underline-style="solid" style:text-underline-width="auto" style:text-underline-color="font-color" officeooo:rsid="001de810" officeooo:paragraph-rsid="002ab2c2" style:font-size-asian="9pt" style:font-style-asian="italic" style:font-size-complex="9pt" style:font-style-complex="italic"/>
    </style:style>
    <style:style style:name="P73" style:family="paragraph" style:parent-style-name="Standard">
      <style:paragraph-properties fo:text-align="center" style:justify-single-word="false"/>
      <style:text-properties style:font-name="Courier 10 Pitch" fo:font-size="9pt" officeooo:paragraph-rsid="002ab2c2" style:font-size-asian="9pt" style:font-size-complex="9pt"/>
    </style:style>
    <style:style style:name="P74" style:family="paragraph" style:parent-style-name="Standard">
      <style:paragraph-properties fo:text-align="center" style:justify-single-word="false"/>
      <style:text-properties style:font-name="Courier 10 Pitch" fo:font-size="9pt" style:text-underline-style="solid" style:text-underline-width="auto" style:text-underline-color="font-color" officeooo:rsid="001de810" officeooo:paragraph-rsid="002ab2c2" style:font-size-asian="9pt" style:font-size-complex="9pt"/>
    </style:style>
    <style:style style:name="P75" style:family="paragraph" style:parent-style-name="Standard">
      <style:paragraph-properties fo:text-align="center" style:justify-single-word="false"/>
      <style:text-properties style:font-name="Courier 10 Pitch" fo:font-size="9pt" fo:font-weight="bold" officeooo:paragraph-rsid="002ab2c2" style:font-size-asian="9pt" style:font-weight-asian="bold" style:font-size-complex="9pt" style:font-weight-complex="bold"/>
    </style:style>
    <style:style style:name="P76" style:family="paragraph" style:parent-style-name="Standard">
      <style:paragraph-properties fo:text-align="center" style:justify-single-word="false"/>
      <style:text-properties style:font-name="Courier 10 Pitch" officeooo:paragraph-rsid="0023be53"/>
    </style:style>
    <style:style style:name="P77" style:family="paragraph" style:parent-style-name="Standard">
      <style:paragraph-properties fo:text-align="center" style:justify-single-word="false"/>
      <style:text-properties style:text-underline-style="solid" style:text-underline-width="auto" style:text-underline-color="font-color" officeooo:paragraph-rsid="0023be53"/>
    </style:style>
    <style:style style:name="P78" style:family="paragraph" style:parent-style-name="Standard">
      <style:text-properties officeooo:paragraph-rsid="001de810"/>
    </style:style>
    <style:style style:name="P79" style:family="paragraph" style:parent-style-name="Standard">
      <style:paragraph-properties fo:text-align="center" style:justify-single-word="false"/>
      <style:text-properties officeooo:paragraph-rsid="001de810"/>
    </style:style>
    <style:style style:name="T1" style:family="text">
      <style:text-properties officeooo:rsid="001de810"/>
    </style:style>
    <style:style style:name="T2" style:family="text">
      <style:text-properties officeooo:rsid="001f863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e810" style:font-weight-asian="bold" style:font-weight-complex="bold"/>
    </style:style>
    <style:style style:name="T6" style:family="text">
      <style:text-properties fo:font-weight="bold" officeooo:rsid="001f8630" style:font-weight-asian="bold" style:font-weight-complex="bold"/>
    </style:style>
    <style:style style:name="T7" style:family="text">
      <style:text-properties fo:font-weight="bold" officeooo:rsid="0023be53" style:font-weight-asian="bold" style:font-weight-complex="bold"/>
    </style:style>
    <style:style style:name="T8" style:family="text">
      <style:text-properties fo:font-weight="bold" officeooo:rsid="0024a086" style:font-weight-asian="bold" style:font-weight-complex="bold"/>
    </style:style>
    <style:style style:name="T9" style:family="text">
      <style:text-properties fo:font-weight="bold" officeooo:rsid="002c664c" style:font-weight-asian="bold" style:font-weight-complex="bold"/>
    </style:style>
    <style:style style:name="T10" style:family="text">
      <style:text-properties fo:font-weight="bold" officeooo:rsid="002d7d44" style:font-weight-asian="bold" style:font-weight-complex="bold"/>
    </style:style>
    <style:style style:name="T11" style:family="text">
      <style:text-properties fo:font-weight="bold" officeooo:rsid="003001f2" style:font-weight-asian="bold" style:font-weight-complex="bold"/>
    </style:style>
    <style:style style:name="T12" style:family="text">
      <style:text-properties fo:font-weight="bold" officeooo:rsid="00316034" style:font-weight-asian="bold" style:font-weight-complex="bold"/>
    </style:style>
    <style:style style:name="T13" style:family="text">
      <style:text-properties fo:font-weight="bold" officeooo:rsid="0032c26b" style:font-weight-asian="bold" style:font-weight-complex="bold"/>
    </style:style>
    <style:style style:name="T14" style:family="text">
      <style:text-properties fo:font-weight="bold" officeooo:rsid="00365e17" style:font-weight-asian="bold" style:font-weight-complex="bold"/>
    </style:style>
    <style:style style:name="T15" style:family="text">
      <style:text-properties fo:font-weight="bold" officeooo:rsid="0038b835" style:font-weight-asian="bold" style:font-weight-complex="bold"/>
    </style:style>
    <style:style style:name="T16" style:family="text">
      <style:text-properties fo:font-weight="bold" officeooo:rsid="003b4c0e" style:font-weight-asian="bold" style:font-weight-complex="bold"/>
    </style:style>
    <style:style style:name="T17" style:family="text">
      <style:text-properties officeooo:rsid="00201a8d"/>
    </style:style>
    <style:style style:name="T18" style:family="text">
      <style:text-properties fo:font-style="italic"/>
    </style:style>
    <style:style style:name="T19" style:family="text">
      <style:text-properties fo:font-style="italic" officeooo:rsid="001f8630" style:font-style-asian="italic" style:font-style-complex="italic"/>
    </style:style>
    <style:style style:name="T20" style:family="text">
      <style:text-properties fo:font-style="italic" officeooo:rsid="003001f2" style:font-style-asian="italic" style:font-style-complex="italic"/>
    </style:style>
    <style:style style:name="T21" style:family="text">
      <style:text-properties fo:font-style="italic" style:text-underline-style="none" fo:font-weight="normal" officeooo:rsid="00365e17" style:font-style-asian="italic" style:font-weight-asian="normal" style:font-style-complex="italic" style:font-weight-complex="normal"/>
    </style:style>
    <style:style style:name="T22" style:family="text">
      <style:text-properties officeooo:rsid="0023be53"/>
    </style:style>
    <style:style style:name="T23" style:family="text">
      <style:text-properties style:font-name="Courier 10 Pitch"/>
    </style:style>
    <style:style style:name="T24" style:family="text">
      <style:text-properties style:font-name="Courier 10 Pitch" fo:font-size="9pt" fo:font-style="italic" officeooo:rsid="001de810" style:font-size-asian="9pt" style:font-style-asian="italic" style:font-size-complex="9pt" style:font-style-complex="italic"/>
    </style:style>
    <style:style style:name="T25" style:family="text">
      <style:text-properties officeooo:rsid="0024a086"/>
    </style:style>
    <style:style style:name="T26" style:family="text">
      <style:text-properties officeooo:rsid="0024c934"/>
    </style:style>
    <style:style style:name="T27" style:family="text">
      <style:text-properties officeooo:rsid="00259686"/>
    </style:style>
    <style:style style:name="T28" style:family="text">
      <style:text-properties officeooo:rsid="00276890"/>
    </style:style>
    <style:style style:name="T29" style:family="text">
      <style:text-properties officeooo:rsid="0028fa38"/>
    </style:style>
    <style:style style:name="T30" style:family="text">
      <style:text-properties officeooo:rsid="002ab2c2"/>
    </style:style>
    <style:style style:name="T31" style:family="text">
      <style:text-properties officeooo:rsid="002c664c"/>
    </style:style>
    <style:style style:name="T32" style:family="text">
      <style:text-properties fo:font-size="9pt"/>
    </style:style>
    <style:style style:name="T33" style:family="text">
      <style:text-properties style:font-size-asian="9pt"/>
    </style:style>
    <style:style style:name="T34" style:family="text">
      <style:text-properties style:font-style-asian="italic"/>
    </style:style>
    <style:style style:name="T35" style:family="text">
      <style:text-properties style:font-size-complex="9pt"/>
    </style:style>
    <style:style style:name="T36" style:family="text">
      <style:text-properties style:font-style-complex="italic"/>
    </style:style>
    <style:style style:name="T37" style:family="text">
      <style:text-properties officeooo:rsid="002d7d44"/>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2d7d44"/>
    </style:style>
    <style:style style:name="T40" style:family="text">
      <style:text-properties officeooo:rsid="002f2efb"/>
    </style:style>
    <style:style style:name="T41" style:family="text">
      <style:text-properties officeooo:rsid="003001f2"/>
    </style:style>
    <style:style style:name="T42" style:family="text">
      <style:text-properties officeooo:rsid="0032c26b"/>
    </style:style>
    <style:style style:name="T43" style:family="text">
      <style:text-properties fo:font-style="normal" fo:font-weight="bold" officeooo:rsid="001f8630" style:font-style-asian="normal" style:font-weight-asian="bold" style:font-style-complex="normal" style:font-weight-complex="bold"/>
    </style:style>
    <style:style style:name="T44" style:family="text">
      <style:text-properties fo:font-style="normal" fo:font-weight="bold" officeooo:rsid="0038517c" style:font-style-asian="normal" style:font-weight-asian="bold" style:font-style-complex="normal" style:font-weight-complex="bold"/>
    </style:style>
    <style:style style:name="T45" style:family="text">
      <style:text-properties officeooo:rsid="00365e17"/>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style:font-name="Meera"/>
    </style:style>
    <style:style style:name="T49" style:family="text">
      <style:text-properties style:font-name="Meera" fo:font-weight="bold" officeooo:rsid="001de810" style:font-weight-asian="bold" style:font-weight-complex="bold"/>
    </style:style>
    <style:style style:name="T50" style:family="text">
      <style:text-properties style:font-name="Meera" style:text-underline-style="solid" style:text-underline-width="auto" style:text-underline-color="font-color" fo:font-weight="bold" officeooo:rsid="0020f14e" style:font-weight-asian="bold" style:font-weight-complex="bold"/>
    </style:style>
    <style:style style:name="T51" style:family="text">
      <style:text-properties style:font-name="Meera" fo:font-size="9pt" fo:font-style="italic" style:text-underline-style="solid" style:text-underline-width="auto" style:text-underline-color="font-color" fo:font-weight="bold" officeooo:rsid="0020f14e" style:font-size-asian="9pt" style:font-style-asian="italic" style:font-weight-asian="bold" style:font-size-complex="9pt" style:font-style-complex="italic" style:font-weight-complex="bold"/>
    </style:style>
    <style:style style:name="T52" style:family="text">
      <style:text-properties officeooo:rsid="0038517c"/>
    </style:style>
    <style:style style:name="T53" style:family="text">
      <style:text-properties style:font-weight-asian="bold"/>
    </style:style>
    <style:style style:name="T54" style:family="text">
      <style:text-properties style:font-weight-complex="bold"/>
    </style:style>
    <style:style style:name="T55" style:family="text">
      <style:text-properties officeooo:rsid="0038b835"/>
    </style:style>
    <style:style style:name="T56" style:family="text">
      <style:text-properties officeooo:rsid="003a03fa"/>
    </style:style>
    <style:style style:name="T57" style:family="text">
      <style:text-properties officeooo:rsid="003c1d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ANALISI DEI DATI STORICI</text:p>
      <text:p text:style-name="P79"><text:span text:style-name="T24"/></text:p>
      <text:p text:style-name="P79"><text:span text:style-name="T24">File </text:span>DTB_Mice.xls<text:span text:style-name="T24">: un solo foglio, contenente le seguenti colonne.</text:span></text:p>
      <text:p text:style-name="P78"><text:span text:style-name="T49"/></text:p>
      <text:p text:style-name="P78"><text:span text:style-name="T49">Mouse ID</text:span>: identificativo del topo nel sistema</text:p>
      <text:p text:style-name="P1"><text:span text:style-name="T5">ChipBarcode</text:span><text:span text:style-name="T1">: </text:span><text:span text:style-name="T2">barcode del microchip inserito nel topo (quelli del file sembrano i barcode fittizi per lo storico)</text:span></text:p>
      <text:p text:style-name="P1"><text:span text:style-name="T5">Strain</text:span><text:span text:style-name="T1">: </text:span><text:span text:style-name="T2">razza del topo </text:span><text:span text:style-name="T6">(perche' nel file sono tutti della stessa razza?)</text:span></text:p>
      <text:p text:style-name="P1"><text:span text:style-name="T5">Sex</text:span><text:span text:style-name="T1">: </text:span><text:span text:style-name="T2">sesso del topo (</text:span><text:span text:style-name="T6">perche' nel file sono tutti maschi?)</text:span></text:p>
      <text:p text:style-name="P1"><text:span text:style-name="T5">Producer</text:span><text:span text:style-name="T1">: </text:span><text:span text:style-name="T2">fornitore del topo? (nel file hanno tutti il valore 'ALLEV')</text:span></text:p>
      <text:p text:style-name="P1"><text:span text:style-name="T5">Date_Available</text:span><text:span text:style-name="T1">: </text:span><text:span text:style-name="T2">data dalla quale e' disponibile il topo </text:span><text:span text:style-name="T19">(nel db ogni topo ha il valore '/')</text:span></text:p>
      <text:p text:style-name="P2"><text:span text:style-name="T5">Age_Available</text:span><text:span text:style-name="T1">: </text:span><text:span text:style-name="T2">eta' dalla quale il topo e' disponibile? </text:span><text:span text:style-name="T19">(nel db ogni topo ha il valore '/')</text:span></text:p>
      <text:p text:style-name="P2"><text:span text:style-name="T5">Treatment</text:span><text:span text:style-name="T1">: </text:span><text:span text:style-name="T2">trattamento associato al topo </text:span><text:span text:style-name="T19">(nel db ogni topo ha il valore '/')</text:span></text:p>
      <text:p text:style-name="P1"><text:span text:style-name="T5">ImplantDetails ID</text:span><text:span text:style-name="T1">: </text:span><text:span text:style-name="T2">riferimento al file DTB_Implants.xls, contenente le informazioni degli impianti</text:span></text:p>
      <text:p text:style-name="P2"><text:span text:style-name="T5">ExplantDetails_ID</text:span><text:span text:style-name="T1">: </text:span><text:span text:style-name="T2">riferimento al file DTB_Explants.xls, contenente le informazioni degli espianti</text:span></text:p>
      <text:p text:style-name="P1"><text:span text:style-name="T5">UniqueGenealogyID (from implant)</text:span><text:span text:style-name="T1">: </text:span><text:span text:style-name="T2">genID associato al topo dopo l'impianto </text:span><text:span text:style-name="T14">(da normalizzare aggiundendo lo '0', come nell'apposita colonna nel file DTB_Implants.xls)</text:span></text:p>
      <text:p text:style-name="P1"><text:span text:style-name="T5">Dead</text:span><text:span text:style-name="T1">: </text:span><text:span text:style-name="T2">indica se il topo e' morto</text:span><text:span text:style-name="T43"> (nel file ogni topo ha come valore 'no')</text:span></text:p>
      <text:p text:style-name="P51"/>
      <text:p text:style-name="P52">Corrispondenza tra i vari campi del file e della relativa tabella del database:</text:p>
      <table:table table:name="Tabella1" table:style-name="Tabella1">
        <table:table-column table:style-name="Tabella1.A"/>
        <table:table-column table:style-name="Tabella1.B"/>
        <table:table-column table:style-name="Tabella1.C"/>
        <table:table-row>
          <table:table-cell table:style-name="Tabella1.A1" office:value-type="string">
            <text:p text:style-name="P54">Tabella Mice di XMS</text:p>
          </table:table-cell>
          <table:table-cell table:style-name="Tabella1.A1" office:value-type="string">
            <text:p text:style-name="P19">DTB_Mice.xls</text:p>
          </table:table-cell>
          <table:table-cell table:style-name="Tabella1.C1" office:value-type="string">
            <text:p text:style-name="P19">Commento</text:p>
          </table:table-cell>
        </table:table-row>
        <table:table-row>
          <table:table-cell table:style-name="Tabella1.A2" office:value-type="string">
            <text:p text:style-name="P33">id</text:p>
          </table:table-cell>
          <table:table-cell table:style-name="Tabella1.A2" office:value-type="string">
            <text:p text:style-name="P12">Mouse ID</text:p>
          </table:table-cell>
          <table:table-cell table:style-name="Tabella1.C2" office:value-type="string">
            <text:p text:style-name="P12">Assegnato automaticante dal sistema, sara' diverso da quello contenuto nel file</text:p>
          </table:table-cell>
        </table:table-row>
        <table:table-row>
          <table:table-cell table:style-name="Tabella1.A2" office:value-type="string">
            <text:p text:style-name="P33">id_mouse_strain</text:p>
          </table:table-cell>
          <table:table-cell table:style-name="Tabella1.A2" office:value-type="string">
            <text:p text:style-name="P12">Strain</text:p>
          </table:table-cell>
          <table:table-cell table:style-name="Tabella1.C2" office:value-type="string">
            <text:p text:style-name="P12"/>
          </table:table-cell>
        </table:table-row>
        <table:table-row>
          <table:table-cell table:style-name="Tabella1.A2" office:value-type="string">
            <text:p text:style-name="P33">id_status</text:p>
          </table:table-cell>
          <table:table-cell table:style-name="Tabella1.A2" office:value-type="string">
            <text:p text:style-name="P12">'dead'</text:p>
          </table:table-cell>
          <table:table-cell table:style-name="Tabella1.C2" office:value-type="string">
            <text:p text:style-name="P12">L'informazione contenuta in Dead viene inglobata nel concetto di status</text:p>
          </table:table-cell>
        </table:table-row>
        <table:table-row>
          <table:table-cell table:style-name="Tabella1.A2" office:value-type="string">
            <text:p text:style-name="P33">id_cancer_research_group</text:p>
          </table:table-cell>
          <table:table-cell table:style-name="Tabella1.A2" office:value-type="string">
            <text:p text:style-name="P12">/</text:p>
          </table:table-cell>
          <table:table-cell table:style-name="Tabella1.C2" office:value-type="string">
            <text:p text:style-name="P14">Nel file non e' specificato a quale gruppo di ricerca sia affidato ogni singolo topo <text:span text:style-name="T56">(vedi nota al fondo del documento)</text:span></text:p>
          </table:table-cell>
        </table:table-row>
        <table:table-row>
          <table:table-cell table:style-name="Tabella1.A2" office:value-type="string">
            <text:p text:style-name="P33">id_source</text:p>
          </table:table-cell>
          <table:table-cell table:style-name="Tabella1.A2" office:value-type="string">
            <text:p text:style-name="P12">Producer</text:p>
          </table:table-cell>
          <table:table-cell table:style-name="Tabella1.C2" office:value-type="string">
            <text:p text:style-name="P12"/>
          </table:table-cell>
        </table:table-row>
        <table:table-row>
          <table:table-cell table:style-name="Tabella1.A2" office:value-type="string">
            <text:p text:style-name="P33">gender</text:p>
          </table:table-cell>
          <table:table-cell table:style-name="Tabella1.A2" office:value-type="string">
            <text:p text:style-name="P12">Sex</text:p>
          </table:table-cell>
          <table:table-cell table:style-name="Tabella1.C2" office:value-type="string">
            <text:p text:style-name="P12"/>
          </table:table-cell>
        </table:table-row>
        <table:table-row>
          <table:table-cell table:style-name="Tabella1.A2" office:value-type="string">
            <text:p text:style-name="P33">barcode</text:p>
          </table:table-cell>
          <table:table-cell table:style-name="Tabella1.A2" office:value-type="string">
            <text:p text:style-name="P12">ChipBarcode</text:p>
          </table:table-cell>
          <table:table-cell table:style-name="Tabella1.C2" office:value-type="string">
            <text:p text:style-name="P12"/>
          </table:table-cell>
        </table:table-row>
        <table:table-row>
          <table:table-cell table:style-name="Tabella1.A2" office:value-type="string">
            <text:p text:style-name="P33">birth_date</text:p>
          </table:table-cell>
          <table:table-cell table:style-name="Tabella1.A2" office:value-type="string">
            <text:p text:style-name="P12">/</text:p>
          </table:table-cell>
          <table:table-cell table:style-name="Tabella1.C2" office:value-type="string">
            <text:p text:style-name="P30"><text:span text:style-name="T45">Proposta: inseriamo una data di default?</text:span></text:p>
          </table:table-cell>
        </table:table-row>
        <table:table-row>
          <table:table-cell table:style-name="Tabella1.A2" office:value-type="string">
            <text:p text:style-name="P33">available_date</text:p>
          </table:table-cell>
          <table:table-cell table:style-name="Tabella1.A2" office:value-type="string">
            <text:p text:style-name="P12">Date_Available</text:p>
          </table:table-cell>
          <table:table-cell table:style-name="Tabella1.C2" office:value-type="string">
            <text:p text:style-name="P30"><text:span text:style-name="T45">Proposta: inseriamo una data di default? (nel file DTB_Mice.xls il campo e' sempre vuoto)</text:span></text:p>
          </table:table-cell>
        </table:table-row>
        <table:table-row>
          <table:table-cell table:style-name="Tabella1.A2" office:value-type="string">
            <text:p text:style-name="P33">death_date</text:p>
          </table:table-cell>
          <table:table-cell table:style-name="Tabella1.A2" office:value-type="string">
            <text:p text:style-name="P12">/</text:p>
          </table:table-cell>
          <table:table-cell table:style-name="Tabella1.C2" office:value-type="string">
            <text:p text:style-name="P30"><text:span text:style-name="T45">Proposta: inseriamo una data di default?</text:span></text:p>
          </table:table-cell>
        </table:table-row>
        <table:table-row>
          <table:table-cell table:style-name="Tabella1.A2" office:value-type="string">
            <text:p text:style-name="P33">id_genealogy</text:p>
          </table:table-cell>
          <table:table-cell table:style-name="Tabella1.A2" office:value-type="string">
            <text:p text:style-name="P55">UniqueGenealogyID</text:p>
          </table:table-cell>
          <table:table-cell table:style-name="Tabella1.C2" office:value-type="string">
            <text:p text:style-name="P31"><text:span text:style-name="T52">Questo genID non e' uniformato con il nuovo formato (aggiunta di uno '0')</text:span></text:p>
          </table:table-cell>
        </table:table-row>
        <table:table-row>
          <table:table-cell table:style-name="Tabella1.A2" office:value-type="string">
            <text:p text:style-name="P33">notes</text:p>
          </table:table-cell>
          <table:table-cell table:style-name="Tabella1.A2" office:value-type="string">
            <text:p text:style-name="P12">/</text:p>
          </table:table-cell>
          <table:table-cell table:style-name="Tabella1.C2" office:value-type="string">
            <text:p text:style-name="P12">Non esistono note e/o commenti nel file</text:p>
          </table:table-cell>
        </table:table-row>
        <table:table-row>
          <table:table-cell table:style-name="Tabella1.A2" office:value-type="string">
            <text:p text:style-name="P34">-</text:p>
          </table:table-cell>
          <table:table-cell table:style-name="Tabella1.A2" office:value-type="string">
            <text:p text:style-name="P12">ImplantsDetailsID</text:p>
          </table:table-cell>
          <table:table-cell table:style-name="Tabella1.C2" office:value-type="string">
            <text:p text:style-name="P12">Riferimento all'impianto subito dal topo. Da <text:span text:style-name="T17">uti</text:span>lizzare con il file DTB_Implants.xls <text:span text:style-name="T17">e gestire con le tabelle Implant_details e Series.</text:span></text:p>
          </table:table-cell>
        </table:table-row>
        <table:table-row>
          <table:table-cell table:style-name="Tabella1.A2" office:value-type="string">
            <text:p text:style-name="P34">-</text:p>
          </table:table-cell>
          <table:table-cell table:style-name="Tabella1.A2" office:value-type="string">
            <text:p text:style-name="P13"><text:span text:style-name="T17">Exp</text:span>lantsDetailsID</text:p>
          </table:table-cell>
          <table:table-cell table:style-name="Tabella1.C2" office:value-type="string">
            <text:p text:style-name="P12">Riferimento <text:span text:style-name="T17">all'espianto</text:span> subito dal topo. Da <text:span text:style-name="T17">uti</text:span>lizzare con il file DTB_<text:span text:style-name="T17">Explants</text:span>.xls <text:span text:style-name="T17">e gestire con le tabelle Explants_details e Series.</text:span></text:p>
          </table:table-cell>
        </table:table-row>
        <table:table-row>
          <table:table-cell table:style-name="Tabella1.A2" office:value-type="string">
            <text:p text:style-name="P34">-</text:p>
          </table:table-cell>
          <table:table-cell table:style-name="Tabella1.A2" office:value-type="string">
            <text:p text:style-name="P34">Treatment</text:p>
          </table:table-cell>
          <table:table-cell table:style-name="Tabella1.C2" office:value-type="string">
            <text:p text:style-name="P45">Riferimento al trattamento associato al topo. Ogni valore di questa riga ha il valore '/'. Nel caso in cui fosse un valore significativo, si dovrebbe agire sulle tabelle Arms e Protocols di XMS.</text:p>
          </table:table-cell>
        </table:table-row>
      </table:table>
      <text:p text:style-name="P52"/>
      <text:p text:style-name="P57">Commenti generali:</text:p>
      <text:p text:style-name="P57">Come tutti i topi espiantati hanno come voce dead il valore 'no'? </text:p>
      <text:p text:style-name="P58"><text:span text:style-name="T21">Ipotesi: poniamo come status 'dead' tutti i topi che hanno subito un espianto.</text:span></text:p>
      <text:p text:style-name="P76"><text:span text:style-name="T51"/></text:p>
      <text:p text:style-name="P76"><text:soft-page-break/>File DTB_Implants.xls: due fogli, contenenti le seguenti colonne.</text:p>
      <text:p text:style-name="P60"/>
      <text:p text:style-name="P77"><text:span text:style-name="T24">Foglio</text:span><text:span text:style-name="T22"> </text:span><text:span text:style-name="T24">Implants</text:span></text:p>
      <text:p text:style-name="P60"/>
      <text:p text:style-name="P4"><text:span text:style-name="T7">ImplantsSeriesID</text:span><text:span text:style-name="T22">: identificativo della serie di impianto</text:span></text:p>
      <text:p text:style-name="P4"><text:span text:style-name="T7">Operator</text:span><text:span text:style-name="T22">: indica l'operatore che ha effettuato la serie di impianti</text:span></text:p>
      <text:p text:style-name="P4"><text:span text:style-name="T7">Date</text:span><text:span text:style-name="T22">: data della serie</text:span></text:p>
      <text:p text:style-name="P4"><text:span text:style-name="T7">Disease, Case, Site</text:span><text:span text:style-name="T22">: indicano le parti iniziali dei genID utilizzati negli impianti della serie a cui fanno riferimento</text:span></text:p>
      <text:p text:style-name="P4"><text:span text:style-name="T7">Number Of Mice</text:span><text:span text:style-name="T22">: <text:s/>numero di topi impiantati nella serie</text:span></text:p>
      <text:p text:style-name="P4"><text:span text:style-name="T7">Fresh/Frozen</text:span><text:span text:style-name="T22">: assume solo valore fresh o frozen </text:span><text:span text:style-name="T7">(indicazione sulla piastra utilizzata per la serie?)</text:span></text:p>
      <text:p text:style-name="P4"><text:span text:style-name="T7">Comments</text:span><text:span text:style-name="T22">: commento riferito alla serie di impianti</text:span></text:p>
      <text:p text:style-name="P4"><text:span text:style-name="T7">Scope</text:span><text:span text:style-name="T22">: scopo relativa alla intera serie di espianti </text:span><text:span text:style-name="T8">(i valori di questa colonna non corrispondono ai vari scopi attualmente presenti nel database: </text:span><text:span text:style-name="T14">il valore 'treatment' nel file corrisponde a 'drug testing'? E 'expansion' corrisponde a 'cohort expansion'?</text:span><text:span text:style-name="T8">)</text:span></text:p>
      <text:p text:style-name="P60"/>
      <text:p text:style-name="P77"><text:span text:style-name="T24">Foglio</text:span><text:span text:style-name="T22"> </text:span><text:span text:style-name="T24">DetailsImplant</text:span></text:p>
      <text:p text:style-name="P60"/>
      <text:p text:style-name="P5"><text:span text:style-name="T8">ImplantDetailsID</text:span><text:span text:style-name="T25">: identificativo del relativo record di dati</text:span></text:p>
      <text:p text:style-name="P5"><text:span text:style-name="T8">ImplantSeriesID</text:span><text:span text:style-name="T25">: riferimento alla serie</text:span></text:p>
      <text:p text:style-name="P5"><text:span text:style-name="T8">UniqueGenealogyID</text:span><text:span text:style-name="T25">: genID creato con questo singolo impianto </text:span><text:span text:style-name="T45">(non uniformato con la nuova lunghezza del genID)</text:span></text:p>
      <text:p text:style-name="P5"><text:span text:style-name="T8">ExplantDetailsID</text:span><text:span text:style-name="T25">: riferimento all'espianto eventualmente subito dal topo impiantato con questo impianto</text:span></text:p>
      <text:p text:style-name="P5"><text:span text:style-name="T8">Aliquot/MouseOfOrigin</text:span><text:span text:style-name="T25">: indica l'aliquota di origine impiantata nel topo (quindi, indica anche il topo di origine)</text:span></text:p>
      <text:p text:style-name="P5"><text:span text:style-name="T8">Comments</text:span><text:span text:style-name="T25">: commento relativo al singolo impianto</text:span></text:p>
      <text:p text:style-name="P5"><text:span text:style-name="T8">SiteOfImplant</text:span><text:span text:style-name="T25">: parte del corpo del topo sul quale si impianta l'aliquota</text:span></text:p>
      <text:p text:style-name="P5"><text:span text:style-name="T8">Inserimento 0 in GenealogyID</text:span><text:span text:style-name="T25">: contiene gli stessi dati di UniqueGenealogyID, </text:span><text:span text:style-name="T45">uniformati con l'aggiunta di uno '0' nel contatore </text:span><text:span text:style-name="T14">(manca la parte finale del genID, ovvero la parte relativa alla conservazione dell'aliquota (VT, RL,...))</text:span></text:p>
      <text:p text:style-name="P5"><text:span text:style-name="T8">Trova trattamento in Explants</text:span><text:span text:style-name="T25">: solo alcuni record hanno un valore in questo campo </text:span><text:span text:style-name="T8">(a cosa serve?)</text:span></text:p>
      <text:p text:style-name="P60"/>
      <text:p text:style-name="P10"><text:span text:style-name="T2">Corrispondenza tra i vari campi del file e dell</text:span><text:span text:style-name="T40">e</text:span><text:span text:style-name="T2"> relativ</text:span><text:span text:style-name="T40">e</text:span><text:span text:style-name="T2"> tabell</text:span><text:span text:style-name="T40">e</text:span><text:span text:style-name="T2"> del database:</text:span></text:p>
      <text:p text:style-name="P60"/>
      <table:table table:name="Tabella2" table:style-name="Tabella2">
        <table:table-column table:style-name="Tabella2.A"/>
        <table:table-column table:style-name="Tabella2.B"/>
        <table:table-column table:style-name="Tabella2.C"/>
        <table:table-row>
          <table:table-cell table:style-name="Tabella2.A1" office:value-type="string">
            <text:p text:style-name="P3"><text:span text:style-name="T25">Tabella </text:span><text:span text:style-name="T26">S</text:span><text:span text:style-name="T25">eries</text:span></text:p>
          </table:table-cell>
          <table:table-cell table:style-name="Tabella2.A1" office:value-type="string">
            <text:p text:style-name="P20">DTB_Implants.xls</text:p>
          </table:table-cell>
          <table:table-cell table:style-name="Tabella2.C1" office:value-type="string">
            <text:p text:style-name="P20">Commenti</text:p>
          </table:table-cell>
        </table:table-row>
        <table:table-row>
          <table:table-cell table:style-name="Tabella2.A2" office:value-type="string">
            <text:p text:style-name="P35">id</text:p>
          </table:table-cell>
          <table:table-cell table:style-name="Tabella2.A2" office:value-type="string">
            <text:p text:style-name="P35">ImplantsSeriesID</text:p>
          </table:table-cell>
          <table:table-cell table:style-name="Tabella2.C2" office:value-type="string">
            <text:p text:style-name="P12">Assegnato automaticante dal sistema, sara' diverso da quello contenuto nel file</text:p>
          </table:table-cell>
        </table:table-row>
        <table:table-row>
          <table:table-cell table:style-name="Tabella2.A2" office:value-type="string">
            <text:p text:style-name="P35">id_operator</text:p>
          </table:table-cell>
          <table:table-cell table:style-name="Tabella2.A2" office:value-type="string">
            <text:p text:style-name="P35">Operator</text:p>
          </table:table-cell>
          <table:table-cell table:style-name="Tabella2.C2" office:value-type="string">
            <text:p text:style-name="P12"/>
          </table:table-cell>
        </table:table-row>
        <table:table-row>
          <table:table-cell table:style-name="Tabella2.A2" office:value-type="string">
            <text:p text:style-name="P35">id_type</text:p>
          </table:table-cell>
          <table:table-cell table:style-name="Tabella2.A2" office:value-type="string">
            <text:p text:style-name="P12">/</text:p>
          </table:table-cell>
          <table:table-cell table:style-name="Tabella2.C2" office:value-type="string">
            <text:p text:style-name="P35">Per gli impianti, assume sempre il valore 'implant'</text:p>
          </table:table-cell>
        </table:table-row>
        <table:table-row>
          <table:table-cell table:style-name="Tabella2.A2" office:value-type="string">
            <text:p text:style-name="P35">id_scope</text:p>
          </table:table-cell>
          <table:table-cell table:style-name="Tabella2.A2" office:value-type="string">
            <text:p text:style-name="P35">Scope</text:p>
          </table:table-cell>
          <table:table-cell table:style-name="Tabella2.C2" office:value-type="string">
            <text:p text:style-name="P12"/>
          </table:table-cell>
        </table:table-row>
        <table:table-row>
          <table:table-cell table:style-name="Tabella2.A2" office:value-type="string">
            <text:p text:style-name="P35">date</text:p>
          </table:table-cell>
          <table:table-cell table:style-name="Tabella2.A2" office:value-type="string">
            <text:p text:style-name="P35">Date</text:p>
          </table:table-cell>
          <table:table-cell table:style-name="Tabella2.C2" office:value-type="string">
            <text:p text:style-name="P12"/>
          </table:table-cell>
        </table:table-row>
        <table:table-row>
          <table:table-cell table:style-name="Tabella2.A2" office:value-type="string">
            <text:p text:style-name="P35">notes</text:p>
          </table:table-cell>
          <table:table-cell table:style-name="Tabella2.A2" office:value-type="string">
            <text:p text:style-name="P35">Comments</text:p>
          </table:table-cell>
          <table:table-cell table:style-name="Tabella2.C2" office:value-type="string">
            <text:p text:style-name="P12"/>
          </table:table-cell>
        </table:table-row>
        <table:table-row>
          <table:table-cell table:style-name="Tabella2.A2" office:value-type="string">
            <text:p text:style-name="P35">-</text:p>
          </table:table-cell>
          <table:table-cell table:style-name="Tabella2.A2" office:value-type="string">
            <text:p text:style-name="P35">Number Of Mice</text:p>
          </table:table-cell>
          <table:table-cell table:style-name="Tabella2.C2" office:value-type="string">
            <text:p text:style-name="P35">Dato ricavabile con una query, contando i topi impiantati in questa serie nella tabella Implants_details. <text:span text:style-name="T15">Dato da usare per effettuare dei controlli sui dati in fase di inserimento.</text:span></text:p>
          </table:table-cell>
        </table:table-row>
        <table:table-row>
          <table:table-cell table:style-name="Tabella2.A2" office:value-type="string">
            <text:p text:style-name="P35">-</text:p>
          </table:table-cell>
          <table:table-cell table:style-name="Tabella2.A2" office:value-type="string">
            <text:p text:style-name="P35">Disease, Case, Site</text:p>
          </table:table-cell>
          <table:table-cell table:style-name="Tabella2.C2" office:value-type="string">
            <text:p text:style-name="P22"><text:span text:style-name="T52">Queste voci del file possono essere utilizzate per effettuare dei controlli incrociati sui genID utilizzati in questi impianti</text:span></text:p>
          </table:table-cell>
        </table:table-row>
        <table:table-row>
          <table:table-cell table:style-name="Tabella2.A2" office:value-type="string">
            <text:p text:style-name="P35">-</text:p>
          </table:table-cell>
          <table:table-cell table:style-name="Tabella2.A2" office:value-type="string">
            <text:p text:style-name="P35">Fresh/Frozen</text:p>
          </table:table-cell>
          <table:table-cell table:style-name="Tabella2.C2" office:value-type="string">
            <text:p text:style-name="P15"><text:span text:style-name="T26">Non </text:span><text:span text:style-name="T27">esiste</text:span><text:span text:style-name="T26"> corrispondenza di questo dato nel database. </text:span><text:span text:style-name="T52">Forse puo' essere utilizzato per ottenere la parte mancante del genID? (ad esempio, 'fresh' = VT)</text:span></text:p>
          </table:table-cell>
        </table:table-row>
      </table:table>
      <text:p text:style-name="P61"/>
      <text:p text:style-name="P61"/>
      <text:p text:style-name="P61"/>
      <table:table table:name="Tabella3" table:style-name="Tabella3">
        <table:table-column table:style-name="Tabella3.A"/>
        <table:table-column table:style-name="Tabella3.B"/>
        <table:table-column table:style-name="Tabella3.C"/>
        <text:soft-page-break/>
        <table:table-row>
          <table:table-cell table:style-name="Tabella3.A1" office:value-type="string">
            <text:p text:style-name="P21">Tabella Implants_details</text:p>
          </table:table-cell>
          <table:table-cell table:style-name="Tabella3.A1" office:value-type="string">
            <text:p text:style-name="P23">DTB_Implants.xls</text:p>
          </table:table-cell>
          <table:table-cell table:style-name="Tabella3.C1" office:value-type="string">
            <text:p text:style-name="P23">Commenti</text:p>
          </table:table-cell>
        </table:table-row>
        <table:table-row>
          <table:table-cell table:style-name="Tabella3.A2" office:value-type="string">
            <text:p text:style-name="P37">id</text:p>
          </table:table-cell>
          <table:table-cell table:style-name="Tabella3.A2" office:value-type="string">
            <text:p text:style-name="P37">ImplantsDetailsID</text:p>
          </table:table-cell>
          <table:table-cell table:style-name="Tabella3.C2" office:value-type="string">
            <text:p text:style-name="P12">Assegnato automaticante dal sistema, sara' diverso da quello contenuto nel file</text:p>
          </table:table-cell>
        </table:table-row>
        <table:table-row>
          <table:table-cell table:style-name="Tabella3.A2" office:value-type="string">
            <text:p text:style-name="P37">id_mouse</text:p>
          </table:table-cell>
          <table:table-cell table:style-name="Tabella3.A2" office:value-type="string">
            <text:p text:style-name="P12">/</text:p>
          </table:table-cell>
          <table:table-cell table:style-name="Tabella3.C2" office:value-type="string">
            <text:p text:style-name="P37">Identificativo del topo impiantato. Non e' presente in questo file, ma nel file DTB_Mice.xls viene indicato l'impianto subito da ogni singolo topo.</text:p>
          </table:table-cell>
        </table:table-row>
        <table:table-row>
          <table:table-cell table:style-name="Tabella3.A2" office:value-type="string">
            <text:p text:style-name="P37">id_series</text:p>
          </table:table-cell>
          <table:table-cell table:style-name="Tabella3.A2" office:value-type="string">
            <text:p text:style-name="P37">ImplantsSeriesID</text:p>
          </table:table-cell>
          <table:table-cell table:style-name="Tabella3.C2" office:value-type="string">
            <text:p text:style-name="P12"/>
          </table:table-cell>
        </table:table-row>
        <table:table-row>
          <table:table-cell table:style-name="Tabella3.A2" office:value-type="string">
            <text:p text:style-name="P37">aliquots_id</text:p>
          </table:table-cell>
          <table:table-cell table:style-name="Tabella3.A2" office:value-type="string">
            <text:p text:style-name="P37">Aliquots/MouseOfOrigin</text:p>
          </table:table-cell>
          <table:table-cell table:style-name="Tabella3.C2" office:value-type="string">
            <text:p text:style-name="P39">Riferimento all'aliquota utilizzata per l'impianto (tabella Aliquots)</text:p>
          </table:table-cell>
        </table:table-row>
        <table:table-row>
          <table:table-cell table:style-name="Tabella3.A2" office:value-type="string">
            <text:p text:style-name="P37">bad_quality_flag</text:p>
          </table:table-cell>
          <table:table-cell table:style-name="Tabella3.A2" office:value-type="string">
            <text:p text:style-name="P12">/</text:p>
          </table:table-cell>
          <table:table-cell table:style-name="Tabella3.C2" office:value-type="string">
            <text:p text:style-name="P37">Nel file non si fa riferimento a questo campo. <text:span text:style-name="T44">Ipotesi: supponiamo che tutti abbiano avuto esito positivo.</text:span></text:p>
          </table:table-cell>
        </table:table-row>
        <table:table-row>
          <table:table-cell table:style-name="Tabella3.A2" office:value-type="string">
            <text:p text:style-name="P37">site</text:p>
          </table:table-cell>
          <table:table-cell table:style-name="Tabella3.A2" office:value-type="string">
            <text:p text:style-name="P37">SiteOfImplant</text:p>
          </table:table-cell>
          <table:table-cell table:style-name="Tabella3.C2" office:value-type="string">
            <text:p text:style-name="P12"/>
          </table:table-cell>
        </table:table-row>
        <table:table-row>
          <table:table-cell table:style-name="Tabella3.A2" office:value-type="string">
            <text:p text:style-name="P37">-</text:p>
          </table:table-cell>
          <table:table-cell table:style-name="Tabella3.A2" office:value-type="string">
            <text:p text:style-name="P16"><text:span text:style-name="T28">Uni</text:span><text:span text:style-name="T29">q</text:span><text:span text:style-name="T28">ueGenealogyID</text:span></text:p>
          </table:table-cell>
          <table:table-cell table:style-name="Tabella3.C2" office:value-type="string">
            <text:p text:style-name="P47"><text:span text:style-name="T52">Da usare per un controllo incrociato con i dati presenti nel foglio Implants e con la colonna “inserimento 0 in GenealogyID”</text:span></text:p>
          </table:table-cell>
        </table:table-row>
        <table:table-row>
          <table:table-cell table:style-name="Tabella3.A2" office:value-type="string">
            <text:p text:style-name="P37">-</text:p>
          </table:table-cell>
          <table:table-cell table:style-name="Tabella3.A2" office:value-type="string">
            <text:p text:style-name="P37">ExplantDetailsID</text:p>
          </table:table-cell>
          <table:table-cell table:style-name="Tabella3.C2" office:value-type="string">
            <text:p text:style-name="P41">Dato gia' presente nel file DTB_Mice.xls, permette di <text:s/>collegare i topi agli espianti. Dato <text:span text:style-name="T52">da usare come check dei dati.</text:span></text:p>
          </table:table-cell>
        </table:table-row>
        <table:table-row>
          <table:table-cell table:style-name="Tabella3.A2" office:value-type="string">
            <text:p text:style-name="P37">-</text:p>
          </table:table-cell>
          <table:table-cell table:style-name="Tabella3.A2" office:value-type="string">
            <text:p text:style-name="P56">Inserimento 0 in GenealogyID</text:p>
          </table:table-cell>
          <table:table-cell table:style-name="Tabella3.C2" office:value-type="string">
            <text:p text:style-name="P24"><text:span text:style-name="T52">Corrisponde a </text:span>UniqueGenealogyID <text:span text:style-name="T52">uniformato al nuovo contatore</text:span>. <text:span text:style-name="T52">Da inserire questo nel db.</text:span></text:p>
          </table:table-cell>
        </table:table-row>
        <table:table-row>
          <table:table-cell table:style-name="Tabella3.A2" office:value-type="string">
            <text:p text:style-name="P37">-</text:p>
          </table:table-cell>
          <table:table-cell table:style-name="Tabella3.A2" office:value-type="string">
            <text:p text:style-name="P56">Trova trattamento in Explants</text:p>
          </table:table-cell>
          <table:table-cell table:style-name="Tabella3.C2" office:value-type="string">
            <text:p text:style-name="P24">Serve? Se si, a cosa lo devo associare nel database? <text:span text:style-name="T55">(braccio e/o protocollo?)</text:span></text:p>
          </table:table-cell>
        </table:table-row>
        <table:table-row>
          <table:table-cell table:style-name="Tabella3.A2" office:value-type="string">
            <text:p text:style-name="P37">-</text:p>
          </table:table-cell>
          <table:table-cell table:style-name="Tabella3.A2" office:value-type="string">
            <text:p text:style-name="P37">Comments</text:p>
          </table:table-cell>
          <table:table-cell table:style-name="Tabella3.C2" office:value-type="string">
            <text:p text:style-name="P24">Nel database non era stata prevista un campo per i commenti di ogni singolo espianto. E' da inserire?</text:p>
          </table:table-cell>
        </table:table-row>
      </table:table>
      <text:p text:style-name="P60"/>
      <table:table table:name="Tabella6" table:style-name="Tabella6">
        <table:table-column table:style-name="Tabella6.A"/>
        <table:table-column table:style-name="Tabella6.B"/>
        <table:table-column table:style-name="Tabella6.C"/>
        <table:table-row>
          <table:table-cell table:style-name="Tabella6.A1" office:value-type="string">
            <text:p text:style-name="P25">Tabella Aliquots</text:p>
          </table:table-cell>
          <table:table-cell table:style-name="Tabella6.A1" office:value-type="string">
            <text:p text:style-name="P25">DTB_Implants.xls</text:p>
          </table:table-cell>
          <table:table-cell table:style-name="Tabella6.C1" office:value-type="string">
            <text:p text:style-name="P25">Commenti</text:p>
          </table:table-cell>
        </table:table-row>
        <table:table-row>
          <table:table-cell table:style-name="Tabella6.A2" office:value-type="string">
            <text:p text:style-name="P39">id</text:p>
          </table:table-cell>
          <table:table-cell table:style-name="Tabella6.A2" office:value-type="string">
            <text:p text:style-name="P12">/</text:p>
          </table:table-cell>
          <table:table-cell table:style-name="Tabella6.C2" office:value-type="string">
            <text:p text:style-name="P42">Identificativo assegnato automaticamente dal sistema</text:p>
          </table:table-cell>
        </table:table-row>
        <table:table-row>
          <table:table-cell table:style-name="Tabella6.A2" office:value-type="string">
            <text:p text:style-name="P39">id_explant</text:p>
          </table:table-cell>
          <table:table-cell table:style-name="Tabella6.A2" office:value-type="string">
            <text:p text:style-name="P12">/</text:p>
          </table:table-cell>
          <table:table-cell table:style-name="Tabella6.C2" office:value-type="string">
            <text:p text:style-name="P42">Utilizzato solo quando si registra un espianto</text:p>
          </table:table-cell>
        </table:table-row>
        <table:table-row>
          <table:table-cell table:style-name="Tabella6.A2" office:value-type="string">
            <text:p text:style-name="P39">id_genealogy</text:p>
          </table:table-cell>
          <table:table-cell table:style-name="Tabella6.A2" office:value-type="string">
            <text:p text:style-name="P38">Aliquots/MouseOfOrigin</text:p>
          </table:table-cell>
          <table:table-cell table:style-name="Tabella6.C2" office:value-type="string">
            <text:p text:style-name="P42">Per registrare le aliquote utilizzate, si inserisce nel database l'aliquota di origine impiantata</text:p>
          </table:table-cell>
        </table:table-row>
        <table:table-row>
          <table:table-cell table:style-name="Tabella6.A2" office:value-type="string">
            <text:p text:style-name="P39">idType</text:p>
          </table:table-cell>
          <table:table-cell table:style-name="Tabella6.A2" office:value-type="string">
            <text:p text:style-name="P12">/</text:p>
          </table:table-cell>
          <table:table-cell table:style-name="Tabella6.C2" office:value-type="string">
            <text:p text:style-name="P42">Utilizzato solo quando si registra un espianto</text:p>
          </table:table-cell>
        </table:table-row>
      </table:table>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3"><text:soft-page-break/>File <text:span text:style-name="T4">DTB_Explants</text:span>.xls: due fogli, contenenti le seguenti colonne.</text:p>
      <text:p text:style-name="P70"/>
      <text:p text:style-name="P74">Foglio Explants:</text:p>
      <text:p text:style-name="P71"/>
      <text:p text:style-name="P6"><text:span text:style-name="T9">ExplantID</text:span><text:span text:style-name="T31">: identificativo della serie di espianto</text:span></text:p>
      <text:p text:style-name="P6"><text:span text:style-name="T9">Operator</text:span><text:span text:style-name="T31">: operatore che ha effettuato la serie</text:span></text:p>
      <text:p text:style-name="P6"><text:span text:style-name="T9">Date</text:span><text:span text:style-name="T31">: data della serie</text:span><text:span text:style-name="T9"> </text:span><text:span text:style-name="T15">(il formato delle date e' da uniformare; alcune hanno l'anno su 2 cifre, altre su 4)</text:span></text:p>
      <text:p text:style-name="P6"><text:span text:style-name="T9">NumberOfMice</text:span><text:span text:style-name="T31">: numero di topi espiantati nella serie di espianti</text:span></text:p>
      <text:p text:style-name="P6"><text:span text:style-name="T9">Scope</text:span><text:span text:style-name="T31">: scopo per il quale si effettua la serie di espianti</text:span></text:p>
      <text:p text:style-name="P62"/>
      <text:p text:style-name="P72">Foglio ExplantDetails:</text:p>
      <text:p text:style-name="P63"/>
      <text:p text:style-name="P7"><text:span text:style-name="T10">ExplantDetailsID</text:span><text:span text:style-name="T37">: identificativo del singolo espianto</text:span></text:p>
      <text:p text:style-name="P7"><text:span text:style-name="T10">ExplantID</text:span><text:span text:style-name="T37">: identificativo della serie di espianti</text:span></text:p>
      <text:p text:style-name="P7"><text:span text:style-name="T10">UniqueGenealogyID</text:span><text:span text:style-name="T37">: </text:span><text:span text:style-name="T39">parte iniziale del genID ottenuto (non trovo corrispondenza con i dati degli impianti (ad es. espianto 136)</text:span><text:span text:style-name="T37"> ---&gt; </text:span><text:span text:style-name="T10">come mai il genID espiantato corrisponde a quello utilizzato come origine per l'impianto e non al genID aggiornato con l'algoritmo apposito?</text:span></text:p>
      <text:p text:style-name="P7"><text:span text:style-name="T10">MouseID</text:span><text:span text:style-name="T37">: identificativo del topo espiantato. </text:span><text:span text:style-name="T12">Come mai in molti casi e' uguale a UniqueGenealogyID? (---&gt; quindi, anche qui si pone la domanda fatta per il campo precedente) E come mai, quando non e' uguale, questo identificativo non esiste nel file Mice.xls?</text:span></text:p>
      <text:p text:style-name="P7"><text:span text:style-name="T10">ID gabbie</text:span><text:span text:style-name="T37">: la maggioranza delle voci di questa colonna e' vuota. Indica la gabbia del topo.</text:span></text:p>
      <text:p text:style-name="P7"><text:span text:style-name="T10">Comments-treatments</text:span><text:span text:style-name="T37">: annotazione sul trattamento subito da quello xenopaziente.</text:span><text:span text:style-name="T10"> </text:span><text:span text:style-name="T11">Corrisponde a un braccio o ad un protocollo?</text:span></text:p>
      <text:p text:style-name="P7"><text:span text:style-name="T10">FF, VT, RL, SF, OF</text:span><text:span text:style-name="T37">: </text:span><text:span text:style-name="T40">indicano il numero delle aliquote collezionate nelle varie tipologie di piastre. Con questo si puo' ricostruire la parte finale del genID partendo da UniqueGenealogyID. In questo modo pero' manca ancora una parte del genID, ovvero il “TissueType” collezionato.</text:span></text:p>
      <text:p text:style-name="P63"/>
      <text:p text:style-name="P8"><text:span text:style-name="T2">Corrispondenza tra i vari campi del file e dell</text:span><text:span text:style-name="T40">e</text:span><text:span text:style-name="T2"> relativ</text:span><text:span text:style-name="T40">e</text:span><text:span text:style-name="T2"> tabell</text:span><text:span text:style-name="T40">e</text:span><text:span text:style-name="T2"> del database:</text:span></text:p>
      <text:p text:style-name="P53"/>
      <table:table table:name="Tabella4" table:style-name="Tabella4">
        <table:table-column table:style-name="Tabella4.A"/>
        <table:table-column table:style-name="Tabella4.B"/>
        <table:table-column table:style-name="Tabella4.C"/>
        <table:table-row>
          <table:table-cell table:style-name="Tabella4.A1" office:value-type="string">
            <text:p text:style-name="P27">Tabella Series</text:p>
          </table:table-cell>
          <table:table-cell table:style-name="Tabella4.A1" office:value-type="string">
            <text:p text:style-name="P27">DTB_Explants.xls</text:p>
          </table:table-cell>
          <table:table-cell table:style-name="Tabella4.C1" office:value-type="string">
            <text:p text:style-name="P27">Commenti</text:p>
          </table:table-cell>
        </table:table-row>
        <table:table-row>
          <table:table-cell table:style-name="Tabella4.A2" office:value-type="string">
            <text:p text:style-name="P43">id</text:p>
          </table:table-cell>
          <table:table-cell table:style-name="Tabella4.A2" office:value-type="string">
            <text:p text:style-name="P43">ExplantID</text:p>
          </table:table-cell>
          <table:table-cell table:style-name="Tabella4.C2" office:value-type="string">
            <text:p text:style-name="P17">Assegnato automaticante dal sistema, sara' diverso da quello contenuto nel file</text:p>
          </table:table-cell>
        </table:table-row>
        <table:table-row>
          <table:table-cell table:style-name="Tabella4.A2" office:value-type="string">
            <text:p text:style-name="P43">id_operator</text:p>
          </table:table-cell>
          <table:table-cell table:style-name="Tabella4.A2" office:value-type="string">
            <text:p text:style-name="P43">Operator</text:p>
          </table:table-cell>
          <table:table-cell table:style-name="Tabella4.C2" office:value-type="string">
            <text:p text:style-name="P12"/>
          </table:table-cell>
        </table:table-row>
        <table:table-row>
          <table:table-cell table:style-name="Tabella4.A2" office:value-type="string">
            <text:p text:style-name="P43">id_type</text:p>
          </table:table-cell>
          <table:table-cell table:style-name="Tabella4.A2" office:value-type="string">
            <text:p text:style-name="P12">/</text:p>
          </table:table-cell>
          <table:table-cell table:style-name="Tabella4.C2" office:value-type="string">
            <text:p text:style-name="P17"><text:span text:style-name="T26">Per gli </text:span><text:span text:style-name="T41">espianti</text:span><text:span text:style-name="T26">, assume sempre il valore '</text:span><text:span text:style-name="T41">explant</text:span><text:span text:style-name="T26">'</text:span></text:p>
          </table:table-cell>
        </table:table-row>
        <table:table-row>
          <table:table-cell table:style-name="Tabella4.A2" office:value-type="string">
            <text:p text:style-name="P43">id_scope</text:p>
          </table:table-cell>
          <table:table-cell table:style-name="Tabella4.A2" office:value-type="string">
            <text:p text:style-name="P43">Scope</text:p>
          </table:table-cell>
          <table:table-cell table:style-name="Tabella4.C2" office:value-type="string">
            <text:p text:style-name="P17"><text:span text:style-name="T41">Scopo della serie di espianti. </text:span><text:span text:style-name="T20">Durante l'uso dell'applicazione questo non viene salvato nel db in quanto nella stessa serie possono apparire singoli espianti con scopi programmati tra loro diversi.</text:span></text:p>
          </table:table-cell>
        </table:table-row>
        <table:table-row>
          <table:table-cell table:style-name="Tabella4.A2" office:value-type="string">
            <text:p text:style-name="P43">date</text:p>
          </table:table-cell>
          <table:table-cell table:style-name="Tabella4.A2" office:value-type="string">
            <text:p text:style-name="P43">Date</text:p>
          </table:table-cell>
          <table:table-cell table:style-name="Tabella4.C2" office:value-type="string">
            <text:p text:style-name="P12"/>
          </table:table-cell>
        </table:table-row>
        <table:table-row>
          <table:table-cell table:style-name="Tabella4.A2" office:value-type="string">
            <text:p text:style-name="P43">notes</text:p>
          </table:table-cell>
          <table:table-cell table:style-name="Tabella4.A2" office:value-type="string">
            <text:p text:style-name="P12">/</text:p>
          </table:table-cell>
          <table:table-cell table:style-name="Tabella4.C2" office:value-type="string">
            <text:p text:style-name="P44">Nel file DTB_Explants.xls non esistono commenti sulla serie di espianti.</text:p>
          </table:table-cell>
        </table:table-row>
        <table:table-row>
          <table:table-cell table:style-name="Tabella4.A2" office:value-type="string">
            <text:p text:style-name="P43">-</text:p>
          </table:table-cell>
          <table:table-cell table:style-name="Tabella4.A2" office:value-type="string">
            <text:p text:style-name="P43">NumberOfMice</text:p>
          </table:table-cell>
          <table:table-cell table:style-name="Tabella4.C2" office:value-type="string">
            <text:p text:style-name="P48"><text:span text:style-name="T26">Dato ricavabile con una query, contando i topi impiantati in questa serie nella tabella </text:span><text:span text:style-name="T41">Explant</text:span><text:span text:style-name="T26">_details</text:span><text:span text:style-name="T55">. </text:span><text:span text:style-name="T15">Dato da usare per effettuare dei controlli sui dati in fase di inserimento.</text:span></text:p>
          </table:table-cell>
        </table:table-row>
      </table:table>
      <text:p text:style-name="P53"/>
      <text:p text:style-name="P64"/>
      <text:p text:style-name="P64"/>
      <text:p text:style-name="P64"/>
      <text:p text:style-name="P64"/>
      <text:p text:style-name="P64"/>
      <text:p text:style-name="P64"/>
      <text:p text:style-name="P64"/>
      <text:p text:style-name="P64"/>
      <text:p text:style-name="P64"><text:soft-page-break/></text:p>
      <text:p text:style-name="P64"/>
      <table:table table:name="Tabella5" table:style-name="Tabella5">
        <table:table-column table:style-name="Tabella5.A"/>
        <table:table-column table:style-name="Tabella5.B"/>
        <table:table-column table:style-name="Tabella5.C"/>
        <table:table-row>
          <table:table-cell table:style-name="Tabella5.A1" office:value-type="string">
            <text:p text:style-name="P28">Tabella Explant_details</text:p>
          </table:table-cell>
          <table:table-cell table:style-name="Tabella5.A1" office:value-type="string">
            <text:p text:style-name="P28">DTB_Explant.xls</text:p>
          </table:table-cell>
          <table:table-cell table:style-name="Tabella5.C1" office:value-type="string">
            <text:p text:style-name="P28">Commenti</text:p>
          </table:table-cell>
        </table:table-row>
        <table:table-row>
          <table:table-cell table:style-name="Tabella5.A2" office:value-type="string">
            <text:p text:style-name="P44">id</text:p>
          </table:table-cell>
          <table:table-cell table:style-name="Tabella5.A2" office:value-type="string">
            <text:p text:style-name="P44">ExplantDetailsID</text:p>
          </table:table-cell>
          <table:table-cell table:style-name="Tabella5.C2" office:value-type="string">
            <text:p text:style-name="P17">Assegnato automaticante dal sistema, sara' diverso da quello contenuto nel file</text:p>
          </table:table-cell>
        </table:table-row>
        <table:table-row>
          <table:table-cell table:style-name="Tabella5.A2" office:value-type="string">
            <text:p text:style-name="P44">id_series</text:p>
          </table:table-cell>
          <table:table-cell table:style-name="Tabella5.A2" office:value-type="string">
            <text:p text:style-name="P44">ExplantID</text:p>
          </table:table-cell>
          <table:table-cell table:style-name="Tabella5.C2" office:value-type="string">
            <text:p text:style-name="P12"/>
          </table:table-cell>
        </table:table-row>
        <table:table-row>
          <table:table-cell table:style-name="Tabella5.A2" office:value-type="string">
            <text:p text:style-name="P44">id_mouse</text:p>
          </table:table-cell>
          <table:table-cell table:style-name="Tabella5.A2" office:value-type="string">
            <text:p text:style-name="P39">MouseID</text:p>
          </table:table-cell>
          <table:table-cell table:style-name="Tabella5.C2" office:value-type="string">
            <text:p text:style-name="P9"><text:span text:style-name="T12">C</text:span><text:span text:style-name="T10">ome mai il </text:span><text:span text:style-name="T12">mouse</text:span><text:span text:style-name="T10">D </text:span><text:span text:style-name="T12">c</text:span><text:span text:style-name="T10">orrisponde a </text:span><text:span text:style-name="T12">al genID</text:span><text:span text:style-name="T10"> utilizzato come origine per l'impianto e non al genID aggiornato con l'algoritmo apposito?</text:span></text:p>
          </table:table-cell>
        </table:table-row>
        <table:table-row>
          <table:table-cell table:style-name="Tabella5.A2" office:value-type="string">
            <text:p text:style-name="P39">-</text:p>
          </table:table-cell>
          <table:table-cell table:style-name="Tabella5.A2" office:value-type="string">
            <text:p text:style-name="P39">Id gabbie</text:p>
          </table:table-cell>
          <table:table-cell table:style-name="Tabella5.C2" office:value-type="string">
            <text:p text:style-name="P32"><text:span text:style-name="T56">Ipotesi: non dobbiamo considerare questo dato.</text:span></text:p>
          </table:table-cell>
        </table:table-row>
        <table:table-row>
          <table:table-cell table:style-name="Tabella5.A2" office:value-type="string">
            <text:p text:style-name="P39">-</text:p>
          </table:table-cell>
          <table:table-cell table:style-name="Tabella5.A2" office:value-type="string">
            <text:p text:style-name="P39">Comments_treatments</text:p>
          </table:table-cell>
          <table:table-cell table:style-name="Tabella5.C2" office:value-type="string">
            <text:p text:style-name="P25">Questo dato puo' essere utilizzato per registrare un'associazione tra un topo ed un braccio/protocollo. Il problema e' che, rispetto ai campi presenti nell'apposita tabella nel db, mancherebbero vari dati ritenuti attualmenti obbligatori (ovvero: id_operator, start_date, expected_end_date)</text:p>
          </table:table-cell>
        </table:table-row>
      </table:table>
      <text:p text:style-name="P53"/>
      <table:table table:name="Tabella7" table:style-name="Tabella7">
        <table:table-column table:style-name="Tabella7.A"/>
        <table:table-column table:style-name="Tabella7.B"/>
        <table:table-column table:style-name="Tabella7.C"/>
        <table:table-row>
          <table:table-cell table:style-name="Tabella7.A1" office:value-type="string">
            <text:p text:style-name="P26">Tabella Aliquots</text:p>
          </table:table-cell>
          <table:table-cell table:style-name="Tabella7.A1" office:value-type="string">
            <text:p text:style-name="P26">DTB_Implants.xls</text:p>
          </table:table-cell>
          <table:table-cell table:style-name="Tabella7.C1" office:value-type="string">
            <text:p text:style-name="P26">Commenti</text:p>
          </table:table-cell>
        </table:table-row>
        <table:table-row>
          <table:table-cell table:style-name="Tabella7.A2" office:value-type="string">
            <text:p text:style-name="P40">id</text:p>
          </table:table-cell>
          <table:table-cell table:style-name="Tabella7.A2" office:value-type="string">
            <text:p text:style-name="P18">/</text:p>
          </table:table-cell>
          <table:table-cell table:style-name="Tabella7.C2" office:value-type="string">
            <text:p text:style-name="P42">Identificativo assegnato automaticamente dal sistema</text:p>
          </table:table-cell>
        </table:table-row>
        <table:table-row>
          <table:table-cell table:style-name="Tabella7.A2" office:value-type="string">
            <text:p text:style-name="P40">id_explant</text:p>
          </table:table-cell>
          <table:table-cell table:style-name="Tabella7.A2" office:value-type="string">
            <text:p text:style-name="P42">ExplantID</text:p>
          </table:table-cell>
          <table:table-cell table:style-name="Tabella7.C2" office:value-type="string">
            <text:p text:style-name="P42"/>
          </table:table-cell>
        </table:table-row>
        <table:table-row>
          <table:table-cell table:style-name="Tabella7.A2" office:value-type="string">
            <text:p text:style-name="P40">id_genealogy</text:p>
          </table:table-cell>
          <table:table-cell table:style-name="Tabella7.A2" office:value-type="string">
            <text:p text:style-name="P42">UniqueGenealogyID + FF/VT/RL/SF/OF</text:p>
          </table:table-cell>
          <table:table-cell table:style-name="Tabella7.C2" office:value-type="string">
            <text:p text:style-name="P49"><text:span text:style-name="T42">GenID da calcolare partendo da UniqueGenealogyID e dai vari campi FF/VT/RL/SF/OF. </text:span><text:span text:style-name="T13">Manca una parte: TissueType.</text:span></text:p>
            <text:p text:style-name="P46"><text:span text:style-name="T16">Ipotesi: porre tutti a TUM o a '000'.</text:span></text:p>
          </table:table-cell>
        </table:table-row>
        <table:table-row>
          <table:table-cell table:style-name="Tabella7.A2" office:value-type="string">
            <text:p text:style-name="P40">idType</text:p>
          </table:table-cell>
          <table:table-cell table:style-name="Tabella7.A2" office:value-type="string">
            <text:p text:style-name="P18">/</text:p>
          </table:table-cell>
          <table:table-cell table:style-name="Tabella7.C2" office:value-type="string">
            <text:p text:style-name="P29">Questo dato manca nel file Explant_details.xls</text:p>
          </table:table-cell>
        </table:table-row>
      </table:table>
      <text:p text:style-name="P65"/>
      <text:p text:style-name="P66">Commenti generali:</text:p>
      <text:p text:style-name="P66"/>
      <text:p text:style-name="P59">Come mai diversi topi hanno lo stesso identificativo per i dati ExplantDetails?</text:p>
      <text:p text:style-name="P59"/>
      <text:p text:style-name="P59"/>
      <text:p text:style-name="P75"><text:span text:style-name="T57">ALTRI FILE</text:span></text:p>
      <text:p text:style-name="P59"/>
      <text:p text:style-name="P11">File DTB_DevolvedMice.xls: un foglio singolo.</text:p>
      <text:p text:style-name="P67">Questo file suppongo raccolga i dati dei topi trasferiti ad altri gruppi di ricerca. Oltre alle intestazioni delle colonne, non contiene informazioni.</text:p>
      <text:p text:style-name="P67"/>
      <text:p text:style-name="P11">File DTB_ExpiredMice.xls: un foglio singolo.</text:p>
      <text:p text:style-name="P67">Questo file raccoglie i dati dei topi deceduti. Oltre alle intestazioni delle colonne, non contiene informazioni.</text:p>
      <text:p text:style-name="P67"/>
      <text:p text:style-name="P11">File DTB_Measurements.xls: due fogli.</text:p>
      <text:p text:style-name="P67">Questo file raccoglie i dati sulle misurazioni sui vari xenopazienti. Il primo file raccoglie i dati sulla serie di misure, mentre il secondo raccoglie i dati specifici. Oltre alle intestazioni delle colonne, non contiene informazioni.</text:p>
      <text:p text:style-name="P67"/>
      <text:p text:style-name="P11">File DTB_Treatments.xls: un foglio singolo.</text:p>
      <text:p text:style-name="P68">Analizzando il contenuto di questo file, suppongo che contenga gli esiti dei vari trattamenti. Quindi, questi dati non trovano corrispondenza nel database di XMS <text:span text:style-name="T57">e verranno gestiti dal modulo di integrazione dati</text:span>.</text:p>
      <text:p text:style-name="P68"/>
      <text:p text:style-name="P11">Nota:</text:p>
      <text:p text:style-name="P69">Per rendere XMS operativo, oltre ai dati storici, si devono inserire anche i dati relativi agli utenti ed ai <text:span text:style-name="T4">gruppi di ricerca</text:span>, oltre ai dati propedeutici al corretto funzionamento dell'applicazione (ad esempio, via_mode, qualitative_values, drugs, staut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FreeMono" svg:font-family="FreeMono" style:font-family-generic="modern" style:font-pitch="fixed"/>
    <style:font-face style:name="Meera" svg:font-family="Mee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ro Alberto</meta:initial-creator>
    <meta:creation-date>2012-01-18T09:37:41</meta:creation-date>
    <dc:date>2012-01-19T15:47:05</dc:date>
    <dc:creator>Piero Alberto</dc:creator>
    <meta:editing-duration>PT08H09M52S</meta:editing-duration>
    <meta:editing-cycles>18</meta:editing-cycles>
    <meta:generator>OpenOffice.org/3.2$Linux OpenOffice.org_project/320m19$Build-9505</meta:generator>
    <meta:document-statistic meta:table-count="7" meta:image-count="0" meta:object-count="0" meta:page-count="5" meta:paragraph-count="241" meta:word-count="1655" meta:character-count="11345"/>
  </office:meta>
</office:document-meta>
</file>